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3" style:family="paragraph" style:parent-style-name="Table_20_Contents">
      <style:paragraph-properties fo:text-align="start" style:justify-single-word="false"/>
      <style:text-properties officeooo:rsid="000c2e18" officeooo:paragraph-rsid="000ed385"/>
    </style:style>
    <style:style style:name="P4" style:family="paragraph" style:parent-style-name="Table_20_Contents">
      <style:paragraph-properties fo:text-align="start" style:justify-single-word="false"/>
      <style:text-properties fo:color="#000000" style:text-underline-style="none" officeooo:rsid="00125cb7" officeooo:paragraph-rsid="00125cb7" fo:background-color="#ffffff"/>
    </style:style>
    <style:style style:name="P5" style:family="paragraph" style:parent-style-name="Standard">
      <style:text-properties fo:font-size="13pt" fo:font-weight="bold" officeooo:rsid="000b0c15" officeooo:paragraph-rsid="000b0c1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1pt" fo:font-weight="bold" officeooo:rsid="000ed385" officeooo:paragraph-rsid="000ed385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0b0c15" officeooo:paragraph-rsid="000b0c15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1pt" style:text-underline-style="none" fo:font-weight="bold" officeooo:rsid="00125cb7" officeooo:paragraph-rsid="00125cb7" fo:background-color="#ffffff" style:font-size-asian="11pt" style:font-weight-asian="bold" style:font-size-complex="11pt" style:font-weight-complex="bold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officeooo:rsid="000ed385"/>
    </style:style>
    <style:style style:name="T10" style:family="text">
      <style:text-properties officeooo:rsid="0012e28d"/>
    </style:style>
    <style:style style:name="T11" style:family="text">
      <style:text-properties officeooo:rsid="00137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Finalidades de documento <text:span text:style-name="T11">para a</text:span> <text:span text:style-name="T11">Reitoria da Universidade de Lisboa-</text:span></text:p>
      <text:p text:style-name="P1"/>
      <text:p text:style-name="P6">Abono de família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</text:span><text:span text:style-name="T6">Abono de Família</text:span><text:span text:style-name="T1">.</text:span></text:p>
      <text:p text:style-name="P1"/>
      <text:p text:style-name="P7">Prestações famili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Prestações Familiares.</text:span></text:p>
      <text:p text:style-name="P1"/>
      <text:p text:style-name="P7">IR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7">ADSE/<text:span text:style-name="T9">ADM/SAD/SSMJ</text:span>:</text:p>
      <text:p text:style-name="P3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7">ADSE/</text:span><text:span text:style-name="T6">ADM/SAD/SSMJ</text:span><text:span text:style-name="T1">.</text:span></text:p>
      <text:p text:style-name="P1"/>
      <text:p text:style-name="P7">Segurança Social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7">Fins Milit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6">Sub23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6">acesso ao passe «sub23@superiortp»</text:span><text:span text:style-name="T1">.</text:span></text:p>
      <text:p text:style-name="P1"/>
      <text:p text:style-name="P7">Bolsas de estudo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7">Fins Profissionai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7">PPRE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2"/>
      <text:p text:style-name="P8">Seguro Escolar:</text:p>
      <text:p text:style-name="P4">Declara-se que o aluno se encontra abrangido pelo seguro escolar, através da apólice n.º XXXXXX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27T14:22:11.325581818</dc:date>
    <meta:editing-duration>PT23M4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47" meta:character-count="1066" meta:non-whitespace-character-count="942"/>
  </office:meta>
</office:document-meta>
</file>